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ce6cc" style:font-size-asian="14pt" style:font-size-complex="14pt"/>
    </style:style>
    <style:style style:name="T1" style:family="text">
      <style:text-properties officeooo:rsid="000ce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<text:span text:style-name="T1">rewind(Filein):Đưa con trỏ về đầu file</text:span></text:p>
      <text:p text:style-name="P2">-<text:span text:style-name="T1">seekg(x,y): - x là số bye cần dịch (- thì là từ phải qua trái, + từ trái qua phải)</text:span></text:p>
      <text:p text:style-name="P2"><text:tab/> <text:s text:c="9"/>- y <text:span text:style-name="T1">là vị trí dịch: 0 là vị trí đầu, 1 là vị trí hiện tại, 2 là cuối file</text:span></text:p>
      <text:p text:style-name="P1">-<text:span text:style-name="T1">fseek(Filein,&lt;độ dịch bye&gt;,&lt;vị trí dịch&gt;)</text:span></text:p>
      <text:p text:style-name="P1"><text:tab/><text:span text:style-name="T1">tương tự seek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21:37:01.002436217</meta:creation-date>
    <dc:date>2018-12-27T21:41:19.775404015</dc:date>
    <meta:editing-duration>PT4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5" meta:character-count="263" meta:non-whitespace-character-count="201"/>
  </office:meta>
</office:document-meta>
</file>